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000 |　、。・？！＿々ー～（）「」－％</text:p>
      <text:p text:style-name="P1">0010 |man０１２３４５６７８９ＡＢＣＧＫ</text:p>
      <text:p text:style-name="P1">0020 |ＬＯＰＲＵぁあぃいぅうぇえぉおか</text:p>
      <text:p text:style-name="P1">0030 |がきぎくぐけげこごさざしじすずせ </text:p>
      <text:p text:style-name="P1">0040 |ぜそぞただちぢっつづてでとどなに</text:p>
      <text:p text:style-name="P1">0050 |ぬねのはばぱひびぴふぶぷへべぺほ</text:p>
      <text:p text:style-name="P1">0060 |ぼぽまみむめもゃやゅゆょよらりる</text:p>
      <text:p text:style-name="P1">0070 |れろわをんァアィイゥウェエォオカ</text:p>
      <text:p text:style-name="P1">0080 |ガキギクグケゲコゴサザシジスズセ</text:p>
      <text:p text:style-name="P1">0090 |ゼソゾタダチッツテデトドナニヌネ</text:p>
      <text:p text:style-name="P1">00A0|ノハバパヒビピフブプヘベペホボポ</text:p>
      <text:p text:style-name="P1">00B0|マミムメモャヤュユョヨラリルレロ</text:p>
      <text:p text:style-name="P1">00C0|ワンヴ哀愛悪安暗案闇以位意為異移</text:p>
      <text:p text:style-name="P1">00D0|違一印員因引飲隠右運影栄永鋭謁越</text:p>
      <text:p text:style-name="P1">00E0|園援炎遠塩奥押横王黄屋俺恩音下化</text:p>
      <text:p text:style-name="P1">00F0|仮何加可家果歌火花荷華貨過我画会</text:p>
      <text:p text:style-name="P1">0100|解回塊壊怪悔海界皆絵開階外害街各</text:p>
      <text:p text:style-name="P1">0110|格確覚角楽活冠巻喚完官感敢環簡観</text:p>
      <text:p text:style-name="P1">0120|間関館丸岩顔願危喜器寄希期機帰気</text:p>
      <text:p text:style-name="P1">0130|祈貴起輝飢騎偽技客逆久仇休宮急救</text:p>
      <text:p text:style-name="P1">0140|求泣級去居巨拠許魚供共凶協境強恐</text:p>
      <text:p text:style-name="P1">0150|教興郷驚仰業曲極玉琴禁筋近金吟銀</text:p>
      <text:p text:style-name="P1">0160|苦具空屈掘窟繰君群軍係兄形敬系経</text:p>
      <text:p text:style-name="P1">0170|継警軽撃欠決結血月件券剣建見賢険</text:p>
      <text:p text:style-name="P1">0180|験元原厳幻減源現言限古呼固故湖誇</text:p>
      <text:p text:style-name="P1">0190|後御語護交光公効口向好孝工幸広攻</text:p>
      <text:p text:style-name="P1">01A0|構港考荒行購鉱降高号合刻告国黒込</text:p>
      <text:p text:style-name="P1">01B0|頃今困婚恨魂左差査鎖再最祭細際在</text:p>
      <text:p text:style-name="Standard"><text:span text:style-name="T1">01C0|材罪財咲</text:span>作<text:span text:style-name="T1">索殺三参山散産斬残仕使</text:span></text:p>
      <text:p text:style-name="P1">01D0|司史四士始姉姿子師志思指止死私紙</text:p>
      <text:p text:style-name="P1">01E0|詩試資歯事似持時次治示耳自式識失</text:p>
      <text:p text:style-name="P1">01F0|室質実射捨赦者謝邪借若弱主取守手</text:p>
      <text:p text:style-name="P1">0200|種酒首受呪授樹周修拾終習襲集住十</text:p>
      <text:p text:style-name="P1">0210|従獣重宿祝出術瞬準盾順初所緒書助</text:p>
      <text:p text:style-name="P1">0220|女傷勝召商唱将小少庄承招消焼照称</text:p>
      <text:p text:style-name="P1">0230|章笑証詳賞上丈乗城場嬢常情杖植職</text:p>
      <text:p text:style-name="P1">0240|色触食信寝心振新森深申真神親身進</text:p>
      <text:p text:style-name="P1">0250|震人陣図吹水数世凄性成政整星晴正</text:p>
      <text:p text:style-name="P1">0260|生精聖声西青静昔石責赤切接設説絶</text:p>
      <text:p text:style-name="P1">0270|先千戦線船選前然全狙祖素組僧創双</text:p>
      <text:p text:style-name="P1">0280|奏想捜操早巣争相窓草装走送騒像増</text:p>
      <text:p text:style-name="P1">0290|憎臓造側即息束足速賊族続卒存孫尊</text:p>
      <text:p text:style-name="P1">02A0|村他多太打駄体対耐待戴貸退隊代大</text:p>
      <text:p text:style-name="P1">02B0|第題達奪脱竪誰単探短端鍛団断段男</text:p>
      <text:p text:style-name="P1">02C0|談値知地置遅築茶着中仲昼柱注兆張</text:p>
      <text:p text:style-name="P1">02D0|挑朝町聴調長鳥直沈珍追痛通爪亭低</text:p>
      <text:p text:style-name="P1">02E0|定帝庭提敵的天店転点伝殿吐徒渡途</text:p>
      <text:p text:style-name="P1">02F0|都努度土奴怒倒凍塔島投東盗当答統</text:p>
      <text:p text:style-name="P1">0300|討踏逃頭闘働動同導洞瞳道得特毒読</text:p>
      <text:p text:style-name="P1">0310|突届曇内南難汝二肉日乳入任忍認猫</text:p>
      <text:p text:style-name="P1">0320|熱年念悩納能波派破馬拝敗杯背配買</text:p>
      <text:p text:style-name="P1">0330|売泊白縛発髪伐罰抜判半反氾晩番彼</text:p>
      <text:p text:style-name="P1">0340|悲扉比疲秘被費避非飛備微美匹必姫</text:p>
      <text:p text:style-name="P1">0350|百氷表描病品不付夫怖敷普浮父譜負</text:p>
      <text:p text:style-name="P1">0360|武舞部封風復服福腹払物分粉文聞兵</text:p>
      <text:p text:style-name="P1">0370|平並閉陛別変片編辺返便勉保捕歩墓</text:p>
      <text:p text:style-name="P1">0380|暮母包報宝放方法訪亡坊帽忘忙暴望</text:p>
      <text:p text:style-name="P1">0390|棒冒防北僕本魔妹毎末万慢満味未密</text:p>
      <text:p text:style-name="P1">03A0|民眠務夢無娘名命明迷鳴滅面木目戻</text:p>
      <text:p text:style-name="P1">03B0|問紋門冶夜爺野矢役約薬訳躍癒優勇</text:p>
      <text:p text:style-name="P1">03C0|友幽有由遊予与預傭幼妖容揺様用葉</text:p>
      <text:p text:style-name="P1">03D0|要陽欲翼来頼雷落乱利理裏里離陸率</text:p>
      <text:p text:style-name="P1">03E0|立流竜旅両料良力輪隣涙類令冷礼霊</text:p>
      <text:p text:style-name="P1">03F0|歴練連錬路労老和話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ja" style:country-asian="JP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MS P 明朝" style:font-size-asian="12pt" style:language-asian="ja" style:country-asian="JP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Theo Berkau</meta:initial-creator>
    <meta:creation-date>2006-08-13T19:02:36</meta:creation-date>
    <dc:creator>Theo Berkau</dc:creator>
    <dc:date>2006-08-14T12:14:32</dc:date>
    <dc:language>en-CA</dc:language>
    <meta:editing-cycles>79</meta:editing-cycles>
    <meta:editing-duration>PT5H53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194" meta:character-count="1351"/>
  </office:meta>
</office:document-meta>
</file>